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ounter_activists_Mean path len haters" table:style-name="ta1">
        <table:shapes>
          <draw:frame draw:z-index="0" draw:style-name="gr1" draw:text-style-name="P1" svg:width="6.2988in" svg:height="3.5429in" svg:x="6.0484in" svg:y="2.528in">
            <draw:object draw:notify-on-update-of-ranges="'summary_counter_activists_Mean path len haters'.A15:'summary_counter_activists_Mean path len haters'.A15 'summary_counter_activists_Mean path len haters'.A16:'summary_counter_activists_Mean path len haters'.A21 'summary_counter_activists_Mean path len haters'.B15:'summary_counter_activists_Mean path len haters'.B15 'summary_counter_activists_Mean path len haters'.B16:'summary_counter_activists_Mean path len haters'.B21 'summary_counter_activists_Mean path len haters'.C15:'summary_counter_activists_Mean path len haters'.C15 'summary_counter_activists_Mean path len haters'.C16:'summary_counter_activists_Mean path len haters'.C21 'summary_counter_activists_Mean path len haters'.D15:'summary_counter_activists_Mean path len haters'.D15 'summary_counter_activists_Mean path len haters'.D16:'summary_counter_activists_Mean path len haters'.D21 'summary_counter_activists_Mean path len haters'.E15:'summary_counter_activists_Mean path len haters'.E15 'summary_counter_activists_Mean path len haters'.E16:'summary_counter_activists_Mean path len haters'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tups</text:p>
          </table:table-cell>
          <table:table-cell office:value-type="string" calcext:value-type="string">
            <text:p>500_2000</text:p>
          </table:table-cell>
          <table:table-cell office:value-type="string" calcext:value-type="string">
            <text:p>1000_2500</text:p>
          </table:table-cell>
          <table:table-cell office:value-type="string" calcext:value-type="string">
            <text:p>2000_3500</text:p>
          </table:table-cell>
          <table:table-cell office:value-type="string" calcext:value-type="string">
            <text:p>5000_6500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2.2912073896234" calcext:value-type="float">
            <text:p>2.2912073896234</text:p>
          </table:table-cell>
          <table:table-cell office:value-type="float" office:value="2.39517615703478" calcext:value-type="float">
            <text:p>2.39517615703478</text:p>
          </table:table-cell>
          <table:table-cell office:value-type="float" office:value="2.52990611671729" calcext:value-type="float">
            <text:p>2.52990611671729</text:p>
          </table:table-cell>
          <table:table-cell office:value-type="float" office:value="2.56422706740181" calcext:value-type="float">
            <text:p>2.56422706740181</text:p>
          </table:table-cell>
        </table:table-row>
        <table:table-row table:style-name="ro1">
          <table:table-cell office:value-type="string" calcext:value-type="string">
            <text:p>setup 1-pref</text:p>
          </table:table-cell>
          <table:table-cell office:value-type="float" office:value="2.29175301921297" calcext:value-type="float">
            <text:p>2.29175301921297</text:p>
          </table:table-cell>
          <table:table-cell office:value-type="float" office:value="2.34768414163709" calcext:value-type="float">
            <text:p>2.34768414163709</text:p>
          </table:table-cell>
          <table:table-cell office:value-type="float" office:value="2.57333423592362" calcext:value-type="float">
            <text:p>2.57333423592362</text:p>
          </table:table-cell>
          <table:table-cell office:value-type="float" office:value="2.65131096876963" calcext:value-type="float">
            <text:p>2.65131096876963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2.39925845477252" calcext:value-type="float">
            <text:p>2.39925845477252</text:p>
          </table:table-cell>
          <table:table-cell office:value-type="float" office:value="2.38628925311213" calcext:value-type="float">
            <text:p>2.38628925311213</text:p>
          </table:table-cell>
          <table:table-cell office:value-type="float" office:value="2.48955796261711" calcext:value-type="float">
            <text:p>2.48955796261711</text:p>
          </table:table-cell>
          <table:table-cell office:value-type="float" office:value="2.71021356434146" calcext:value-type="float">
            <text:p>2.71021356434146</text:p>
          </table:table-cell>
        </table:table-row>
        <table:table-row table:style-name="ro1">
          <table:table-cell office:value-type="string" calcext:value-type="string">
            <text:p>setup 2-pref</text:p>
          </table:table-cell>
          <table:table-cell office:value-type="float" office:value="2.37495507937959" calcext:value-type="float">
            <text:p>2.37495507937959</text:p>
          </table:table-cell>
          <table:table-cell office:value-type="float" office:value="2.56533959122377" calcext:value-type="float">
            <text:p>2.56533959122377</text:p>
          </table:table-cell>
          <table:table-cell office:value-type="float" office:value="2.5118379952313" calcext:value-type="float">
            <text:p>2.5118379952313</text:p>
          </table:table-cell>
          <table:table-cell office:value-type="float" office:value="2.62467507916303" calcext:value-type="float">
            <text:p>2.62467507916303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2.22893498828955" calcext:value-type="float">
            <text:p>2.22893498828955</text:p>
          </table:table-cell>
          <table:table-cell office:value-type="float" office:value="2.31275453294845" calcext:value-type="float">
            <text:p>2.31275453294845</text:p>
          </table:table-cell>
          <table:table-cell office:value-type="float" office:value="2.4515434637481" calcext:value-type="float">
            <text:p>2.4515434637481</text:p>
          </table:table-cell>
          <table:table-cell office:value-type="float" office:value="2.64956147883969" calcext:value-type="float">
            <text:p>2.64956147883969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2.33323663755277" calcext:value-type="float">
            <text:p>2.33323663755277</text:p>
          </table:table-cell>
          <table:table-cell office:value-type="float" office:value="2.48577637852461" calcext:value-type="float">
            <text:p>2.48577637852461</text:p>
          </table:table-cell>
          <table:table-cell office:value-type="float" office:value="2.53766177184965" calcext:value-type="float">
            <text:p>2.53766177184965</text:p>
          </table:table-cell>
          <table:table-cell office:value-type="float" office:value="2.70257982400885" calcext:value-type="float">
            <text:p>2.70257982400885</text:p>
          </table:table-cell>
        </table:table-row>
        <table:table-row table:style-name="ro1">
          <table:table-cell office:value-type="string" calcext:value-type="string">
            <text:p>setup 4-pref</text:p>
          </table:table-cell>
          <table:table-cell office:value-type="float" office:value="2.39893380650646" calcext:value-type="float">
            <text:p>2.39893380650646</text:p>
          </table:table-cell>
          <table:table-cell office:value-type="float" office:value="2.5114562444325" calcext:value-type="float">
            <text:p>2.5114562444325</text:p>
          </table:table-cell>
          <table:table-cell office:value-type="float" office:value="2.54719618932352" calcext:value-type="float">
            <text:p>2.54719618932352</text:p>
          </table:table-cell>
          <table:table-cell office:value-type="float" office:value="2.60941429441708" calcext:value-type="float">
            <text:p>2.60941429441708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setups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.148" calcext:value-type="float">
            <text:p>2.148</text:p>
          </table:table-cell>
          <table:table-cell office:value-type="float" office:value="2.274" calcext:value-type="float">
            <text:p>2.274</text:p>
          </table:table-cell>
          <table:table-cell office:value-type="float" office:value="2.375" calcext:value-type="float">
            <text:p>2.375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string" calcext:value-type="string">
            <text:p>setup 1</text:p>
          </table:table-cell>
          <table:table-cell office:value-type="float" office:value="2.2912073896234" calcext:value-type="float">
            <text:p>2.2912073896234</text:p>
          </table:table-cell>
          <table:table-cell office:value-type="float" office:value="2.39517615703478" calcext:value-type="float">
            <text:p>2.39517615703478</text:p>
          </table:table-cell>
          <table:table-cell office:value-type="float" office:value="2.52990611671729" calcext:value-type="float">
            <text:p>2.52990611671729</text:p>
          </table:table-cell>
          <table:table-cell office:value-type="float" office:value="2.56422706740181" calcext:value-type="float">
            <text:p>2.56422706740181</text:p>
          </table:table-cell>
        </table:table-row>
        <table:table-row table:style-name="ro1">
          <table:table-cell office:value-type="string" calcext:value-type="string">
            <text:p>setup 2</text:p>
          </table:table-cell>
          <table:table-cell office:value-type="float" office:value="2.39925845477252" calcext:value-type="float">
            <text:p>2.39925845477252</text:p>
          </table:table-cell>
          <table:table-cell office:value-type="float" office:value="2.38628925311213" calcext:value-type="float">
            <text:p>2.38628925311213</text:p>
          </table:table-cell>
          <table:table-cell office:value-type="float" office:value="2.48955796261711" calcext:value-type="float">
            <text:p>2.48955796261711</text:p>
          </table:table-cell>
          <table:table-cell office:value-type="float" office:value="2.71021356434146" calcext:value-type="float">
            <text:p>2.71021356434146</text:p>
          </table:table-cell>
        </table:table-row>
        <table:table-row table:style-name="ro1">
          <table:table-cell office:value-type="string" calcext:value-type="string">
            <text:p>setup 3</text:p>
          </table:table-cell>
          <table:table-cell office:value-type="float" office:value="2.22893498828955" calcext:value-type="float">
            <text:p>2.22893498828955</text:p>
          </table:table-cell>
          <table:table-cell office:value-type="float" office:value="2.31275453294845" calcext:value-type="float">
            <text:p>2.31275453294845</text:p>
          </table:table-cell>
          <table:table-cell office:value-type="float" office:value="2.4515434637481" calcext:value-type="float">
            <text:p>2.4515434637481</text:p>
          </table:table-cell>
          <table:table-cell office:value-type="float" office:value="2.64956147883969" calcext:value-type="float">
            <text:p>2.64956147883969</text:p>
          </table:table-cell>
        </table:table-row>
        <table:table-row table:style-name="ro1">
          <table:table-cell office:value-type="string" calcext:value-type="string">
            <text:p>setup 4</text:p>
          </table:table-cell>
          <table:table-cell office:value-type="float" office:value="2.33323663755277" calcext:value-type="float">
            <text:p>2.33323663755277</text:p>
          </table:table-cell>
          <table:table-cell office:value-type="float" office:value="2.48577637852461" calcext:value-type="float">
            <text:p>2.48577637852461</text:p>
          </table:table-cell>
          <table:table-cell office:value-type="float" office:value="2.53766177184965" calcext:value-type="float">
            <text:p>2.53766177184965</text:p>
          </table:table-cell>
          <table:table-cell office:value-type="float" office:value="2.70257982400885" calcext:value-type="float">
            <text:p>2.70257982400885</text:p>
          </table:table-cell>
        </table:table-row>
        <table:table-row table:style-name="ro1">
          <table:table-cell office:value-type="string" calcext:value-type="string">
            <text:p>setup 5</text:p>
          </table:table-cell>
          <table:table-cell office:value-type="float" office:value="2.39893380650646" calcext:value-type="float">
            <text:p>2.39893380650646</text:p>
          </table:table-cell>
          <table:table-cell office:value-type="float" office:value="2.5114562444325" calcext:value-type="float">
            <text:p>2.5114562444325</text:p>
          </table:table-cell>
          <table:table-cell office:value-type="float" office:value="2.54719618932352" calcext:value-type="float">
            <text:p>2.54719618932352</text:p>
          </table:table-cell>
          <table:table-cell office:value-type="float" office:value="2.60941429441708" calcext:value-type="float">
            <text:p>2.60941429441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3T09:23:30.129531024</dc:date>
    <meta:editing-duration>PT18M27S</meta:editing-duration>
    <meta:editing-cycles>2</meta:editing-cycles>
    <meta:generator>LibreOffice/7.0.3.1$Linux_X86_64 LibreOffice_project/00$Build-1</meta:generator>
    <meta:document-statistic meta:table-count="1" meta:cell-count="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454cm" style:legend-expansion="high" chart:style-name="ch2"/>
        <chart:plot-area chart:style-name="ch3" table:cell-range-address="'summary_counter_activists_Mean path len haters'.A15:'summary_counter_activists_Mean path len haters'.E21" chart:data-source-has-labels="both" svg:x="1.331cm" svg:y="0.18cm" svg:width="12.264cm" svg:height="8.64cm">
          <chart:coordinate-region svg:x="2.058cm" svg:y="0.379cm" svg:width="10.966cm" svg:height="7.794cm"/>
          <chart:axis chart:dimension="x" chart:name="primary-x" chart:style-name="ch4" chartooo:axis-type="auto">
            <chartooo:date-scale/>
            <chart:categories table:cell-range-address="'summary_counter_activists_Mean path len haters'.A16:'summary_counter_activists_Mean path len haters'.A21"/>
          </chart:axis>
          <chart:axis chart:dimension="y" chart:name="primary-y" chart:style-name="ch4">
            <chart:title svg:x="0.451cm" svg:y="6.819cm" chart:style-name="ch5">
              <text:p>mean post path length of haters</text:p>
            </chart:title>
            <chart:grid chart:style-name="ch6" chart:class="major"/>
          </chart:axis>
          <chart:series chart:style-name="ch7" chart:values-cell-range-address="'summary_counter_activists_Mean path len haters'.B16:'summary_counter_activists_Mean path len haters'.B21" chart:label-cell-address="'summary_counter_activists_Mean path len haters'.B15:'summary_counter_activists_Mean path len haters'.B15" chart:class="chart:line">
            <chart:data-point chart:repeated="6"/>
          </chart:series>
          <chart:series chart:style-name="ch8" chart:values-cell-range-address="'summary_counter_activists_Mean path len haters'.C16:'summary_counter_activists_Mean path len haters'.C21" chart:label-cell-address="'summary_counter_activists_Mean path len haters'.C15:'summary_counter_activists_Mean path len haters'.C15" chart:class="chart:line">
            <chart:data-point chart:repeated="6"/>
          </chart:series>
          <chart:series chart:style-name="ch9" chart:values-cell-range-address="'summary_counter_activists_Mean path len haters'.D16:'summary_counter_activists_Mean path len haters'.D21" chart:label-cell-address="'summary_counter_activists_Mean path len haters'.D15:'summary_counter_activists_Mean path len haters'.D15" chart:class="chart:line">
            <chart:data-point chart:repeated="6"/>
          </chart:series>
          <chart:series chart:style-name="ch10" chart:values-cell-range-address="'summary_counter_activists_Mean path len haters'.E16:'summary_counter_activists_Mean path len haters'.E21" chart:label-cell-address="'summary_counter_activists_Mean path len haters'.E15:'summary_counter_activists_Mean path len haters'.E15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</text:p>
                <draw:g>
                  <svg:desc>'summary_counter_activists_Mean path len haters'.B15:'summary_counter_activists_Mean path len haters'.B15</svg:desc>
                </draw:g>
              </table:table-cell>
              <table:table-cell office:value-type="string">
                <text:p>1000</text:p>
                <draw:g>
                  <svg:desc>'summary_counter_activists_Mean path len haters'.C15:'summary_counter_activists_Mean path len haters'.C15</svg:desc>
                </draw:g>
              </table:table-cell>
              <table:table-cell office:value-type="string">
                <text:p>2000</text:p>
                <draw:g>
                  <svg:desc>'summary_counter_activists_Mean path len haters'.D15:'summary_counter_activists_Mean path len haters'.D15</svg:desc>
                </draw:g>
              </table:table-cell>
              <table:table-cell office:value-type="string">
                <text:p>5000</text:p>
                <draw:g>
                  <svg:desc>'summary_counter_activists_Mean path len haters'.E15:'summary_counter_activists_Mean path len haters'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'summary_counter_activists_Mean path len haters'.A16:'summary_counter_activists_Mean path len haters'.A21</svg:desc>
                </draw:g>
              </table:table-cell>
              <table:table-cell office:value-type="float" office:value="2.148">
                <text:p>2.148</text:p>
                <draw:g>
                  <svg:desc>'summary_counter_activists_Mean path len haters'.B16:'summary_counter_activists_Mean path len haters'.B21</svg:desc>
                </draw:g>
              </table:table-cell>
              <table:table-cell office:value-type="float" office:value="2.274">
                <text:p>2.274</text:p>
                <draw:g>
                  <svg:desc>'summary_counter_activists_Mean path len haters'.C16:'summary_counter_activists_Mean path len haters'.C21</svg:desc>
                </draw:g>
              </table:table-cell>
              <table:table-cell office:value-type="float" office:value="2.375">
                <text:p>2.375</text:p>
                <draw:g>
                  <svg:desc>'summary_counter_activists_Mean path len haters'.D16:'summary_counter_activists_Mean path len haters'.D21</svg:desc>
                </draw:g>
              </table:table-cell>
              <table:table-cell office:value-type="float" office:value="2.627">
                <text:p>2.627</text:p>
                <draw:g>
                  <svg:desc>'summary_counter_activists_Mean path len haters'.E16:'summary_counter_activists_Mean path len haters'.E21</svg:desc>
                </draw:g>
              </table:table-cell>
            </table:table-row>
            <table:table-row>
              <table:table-cell office:value-type="string">
                <text:p>setup 1</text:p>
              </table:table-cell>
              <table:table-cell office:value-type="float" office:value="2.2912073896234">
                <text:p>2.2912073896234</text:p>
              </table:table-cell>
              <table:table-cell office:value-type="float" office:value="2.39517615703478">
                <text:p>2.39517615703478</text:p>
              </table:table-cell>
              <table:table-cell office:value-type="float" office:value="2.52990611671729">
                <text:p>2.52990611671729</text:p>
              </table:table-cell>
              <table:table-cell office:value-type="float" office:value="2.56422706740181">
                <text:p>2.56422706740181</text:p>
              </table:table-cell>
            </table:table-row>
            <table:table-row>
              <table:table-cell office:value-type="string">
                <text:p>setup 2</text:p>
              </table:table-cell>
              <table:table-cell office:value-type="float" office:value="2.39925845477252">
                <text:p>2.39925845477252</text:p>
              </table:table-cell>
              <table:table-cell office:value-type="float" office:value="2.38628925311213">
                <text:p>2.38628925311213</text:p>
              </table:table-cell>
              <table:table-cell office:value-type="float" office:value="2.48955796261711">
                <text:p>2.48955796261711</text:p>
              </table:table-cell>
              <table:table-cell office:value-type="float" office:value="2.71021356434146">
                <text:p>2.71021356434146</text:p>
              </table:table-cell>
            </table:table-row>
            <table:table-row>
              <table:table-cell office:value-type="string">
                <text:p>setup 3</text:p>
              </table:table-cell>
              <table:table-cell office:value-type="float" office:value="2.22893498828955">
                <text:p>2.22893498828955</text:p>
              </table:table-cell>
              <table:table-cell office:value-type="float" office:value="2.31275453294845">
                <text:p>2.31275453294845</text:p>
              </table:table-cell>
              <table:table-cell office:value-type="float" office:value="2.4515434637481">
                <text:p>2.4515434637481</text:p>
              </table:table-cell>
              <table:table-cell office:value-type="float" office:value="2.64956147883969">
                <text:p>2.64956147883969</text:p>
              </table:table-cell>
            </table:table-row>
            <table:table-row>
              <table:table-cell office:value-type="string">
                <text:p>setup 4</text:p>
              </table:table-cell>
              <table:table-cell office:value-type="float" office:value="2.33323663755277">
                <text:p>2.33323663755277</text:p>
              </table:table-cell>
              <table:table-cell office:value-type="float" office:value="2.48577637852461">
                <text:p>2.48577637852461</text:p>
              </table:table-cell>
              <table:table-cell office:value-type="float" office:value="2.53766177184965">
                <text:p>2.53766177184965</text:p>
              </table:table-cell>
              <table:table-cell office:value-type="float" office:value="2.70257982400885">
                <text:p>2.70257982400885</text:p>
              </table:table-cell>
            </table:table-row>
            <table:table-row>
              <table:table-cell office:value-type="string">
                <text:p>setup 5</text:p>
              </table:table-cell>
              <table:table-cell office:value-type="float" office:value="2.39893380650646">
                <text:p>2.39893380650646</text:p>
              </table:table-cell>
              <table:table-cell office:value-type="float" office:value="2.5114562444325">
                <text:p>2.5114562444325</text:p>
              </table:table-cell>
              <table:table-cell office:value-type="float" office:value="2.54719618932352">
                <text:p>2.54719618932352</text:p>
              </table:table-cell>
              <table:table-cell office:value-type="float" office:value="2.60941429441708">
                <text:p>2.60941429441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